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400000004077CDC8F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subtitle">
      <style:graphic-properties draw:fill-color="#ffffff" fo:min-height="20.975cm"/>
    </style:style>
    <style:style style:name="pr2" style:family="presentation" style:parent-style-name="lyt-slajdy-notes" style:list-style-name="L1">
      <style:graphic-properties draw:fill-color="#ffffff" draw:auto-grow-height="true" fo:min-height="13.365cm"/>
    </style:style>
    <style:style style:name="pr3" style:family="presentation" style:parent-style-name="lyt-slajdy-notes" style:list-style-name="L1">
      <style:graphic-properties draw:fill-color="#ffffff" draw:auto-grow-height="true" fo:min-height="13.365cm"/>
    </style:style>
    <style:style style:name="pr4" style:family="presentation" style:parent-style-name="lyt-slajdy-notes" style:list-style-name="L1">
      <style:graphic-properties draw:fill-color="#ffffff" draw:auto-grow-height="true" fo:min-height="13.365cm"/>
    </style:style>
    <style:style style:name="pr5" style:family="presentation" style:parent-style-name="lyt-slajdy-notes" style:list-style-name="L1">
      <style:graphic-properties draw:fill-color="#ffffff" draw:auto-grow-height="true" fo:min-height="13.365cm"/>
    </style:style>
    <style:style style:name="pr6" style:family="presentation" style:parent-style-name="lyt-slajdy-notes" style:list-style-name="L1">
      <style:graphic-properties draw:fill-color="#ffffff" draw:auto-grow-height="true" fo:min-height="13.365cm"/>
    </style:style>
    <style:style style:name="pr7" style:family="presentation" style:parent-style-name="lyt-slajdy-notes" style:list-style-name="L1">
      <style:graphic-properties draw:fill-color="#ffffff" draw:auto-grow-height="true" fo:min-height="13.365cm"/>
    </style:style>
    <style:style style:name="pr8" style:family="presentation" style:parent-style-name="lyt-slajdy-notes" style:list-style-name="L1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align="center" fo:text-indent="-0.6cm"/>
      <style:text-properties fo:font-size="54pt" style:font-size-asian="54pt" style:font-size-complex="54pt"/>
    </style:style>
    <style:style style:name="P2" style:family="paragraph">
      <style:paragraph-properties fo:margin-left="0cm" fo:margin-right="0cm" fo:text-align="center" fo:text-indent="0cm"/>
      <style:text-properties fo:color="#ffffff" style:font-name="Arial Black" fo:font-size="54pt" fo:font-style="normal" fo:font-weight="bold" style:font-size-asian="54pt" style:font-size-complex="5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align="center" fo:text-indent="0cm"/>
      <style:text-properties fo:color="#ffffff" style:font-name="Arial Black" fo:font-size="54pt" fo:font-style="normal" fo:font-weight="bold" style:font-size-asian="54pt" style:font-size-complex="54pt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1.2cm" fo:margin-right="0cm" fo:text-align="center" fo:text-indent="-0.6cm"/>
      <style:text-properties fo:color="#ffffff" style:font-name="Arial Black" fo:font-size="54pt" fo:font-style="normal" fo:font-weight="bold" style:font-size-asian="54pt" style:font-size-complex="54pt"/>
    </style:style>
    <style:style style:name="T1" style:family="text">
      <style:text-properties fo:color="#ffffff" style:font-name="Arial Black" fo:font-size="54pt" fo:font-style="normal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7.998cm" svg:height="20.975cm" svg:x="0.096cm" svg:y="0.096cm" presentation:class="subtitle" presentation:user-transformed="true">
          <draw:text-box>
            <text:p text:style-name="P1"><text:span text:style-name="T1">Gdzie chrzest,</text:span></text:p>
            <text:p text:style-name="P1"><text:span text:style-name="T1">tam nadzieja,</text:span></text:p>
            <text:p text:style-name="P1"><text:span text:style-name="T1">tam droga zbawienia</text:span></text:p>
            <text:p text:style-name="P1"><text:span text:style-name="T1">przez wiarę, w miłości,</text:span></text:p>
            <text:p text:style-name="P1"><text:span text:style-name="T1">ku pełni radości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slajdy" presentation:presentation-page-layout-name="AL1T0">
        <office:forms form:automatic-focus="false" form:apply-design-mode="false"/>
        <draw:frame presentation:style-name="pr1" draw:text-style-name="P4" draw:layer="layout" svg:width="27.998cm" svg:height="20.975cm" svg:x="0.096cm" svg:y="0.096cm" presentation:class="subtitle" presentation:user-transformed="true">
          <draw:text-box>
            <text:p text:style-name="P1"><text:span text:style-name="T1">1. Wszczepiłeś nas,</text:span></text:p>
            <text:p text:style-name="P1"><text:span text:style-name="T1">Panie w krzew winny,</text:span></text:p>
            <text:p text:style-name="P1"><text:span text:style-name="T1">w Twe Życie</text:span></text:p>
            <text:p text:style-name="P1"><text:span text:style-name="T1">i Słowo nam dałeś,</text:span></text:p>
            <text:p text:style-name="P1"><text:span text:style-name="T1">by wiodło nas w świecie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5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slajdy" presentation:presentation-page-layout-name="AL1T0">
        <office:forms form:automatic-focus="false" form:apply-design-mode="false"/>
        <draw:frame presentation:style-name="pr1" draw:text-style-name="P6" draw:layer="layout" svg:width="27.998cm" svg:height="20.975cm" svg:x="0.096cm" svg:y="0.096cm" presentation:class="subtitle" presentation:user-transformed="true">
          <draw:text-box>
            <text:p text:style-name="P1"><text:span text:style-name="T1">Gdzie chrzest,</text:span></text:p>
            <text:p text:style-name="P1"><text:span text:style-name="T1">tam nadzieja,</text:span></text:p>
            <text:p text:style-name="P1"><text:span text:style-name="T1">tam droga zbawienia</text:span></text:p>
            <text:p text:style-name="P1"><text:span text:style-name="T1">przez wiarę, w miłości,</text:span></text:p>
            <text:p text:style-name="P1"><text:span text:style-name="T1">ku pełni radośc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4" draw:text-style-name="P5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slajdy" presentation:presentation-page-layout-name="AL1T0">
        <office:forms form:automatic-focus="false" form:apply-design-mode="false"/>
        <draw:frame presentation:style-name="pr1" draw:text-style-name="P4" draw:layer="layout" svg:width="27.998cm" svg:height="20.975cm" svg:x="0.096cm" svg:y="0.096cm" presentation:class="subtitle" presentation:user-transformed="true">
          <draw:text-box>
            <text:p text:style-name="P1"><text:span text:style-name="T1">2. Wszczepiłeś nas,</text:span></text:p>
            <text:p text:style-name="P1"><text:span text:style-name="T1">Panie w Twe Życie,</text:span></text:p>
            <text:p text:style-name="P1"><text:span text:style-name="T1">krzew winny</text:span></text:p>
            <text:p text:style-name="P1"><text:span text:style-name="T1">i w Duchu wprowadzasz</text:span></text:p>
            <text:p text:style-name="P1"><text:span text:style-name="T1">w dom Ojca szczęśliwy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5" draw:text-style-name="P5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slajdy" presentation:presentation-page-layout-name="AL1T0">
        <office:forms form:automatic-focus="false" form:apply-design-mode="false"/>
        <draw:frame presentation:style-name="pr1" draw:text-style-name="P6" draw:layer="layout" svg:width="27.998cm" svg:height="20.975cm" svg:x="0.096cm" svg:y="0.096cm" presentation:class="subtitle" presentation:user-transformed="true">
          <draw:text-box>
            <text:p text:style-name="P1"><text:span text:style-name="T1">Gdzie chrzest,</text:span></text:p>
            <text:p text:style-name="P1"><text:span text:style-name="T1">tam nadzieja,</text:span></text:p>
            <text:p text:style-name="P1"><text:span text:style-name="T1">tam droga zbawienia</text:span></text:p>
            <text:p text:style-name="P1"><text:span text:style-name="T1">przez wiarę, w miłości,</text:span></text:p>
            <text:p text:style-name="P1"><text:span text:style-name="T1">ku pełni radośc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5" presentation:class="page"/>
          <draw:frame presentation:style-name="pr6" draw:text-style-name="P5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slajdy" presentation:presentation-page-layout-name="AL1T0">
        <office:forms form:automatic-focus="false" form:apply-design-mode="false"/>
        <draw:frame presentation:style-name="pr1" draw:text-style-name="P4" draw:layer="layout" svg:width="27.998cm" svg:height="20.975cm" svg:x="0.096cm" svg:y="0.096cm" presentation:class="subtitle" presentation:user-transformed="true">
          <draw:text-box>
            <text:p text:style-name="P1"><text:span text:style-name="T1">3. Przez chrzest</text:span></text:p>
            <text:p text:style-name="P1"><text:span text:style-name="T1">nas odziałeś</text:span></text:p>
            <text:p text:style-name="P1"><text:span text:style-name="T1">w czystości Twej szatę</text:span></text:p>
            <text:p text:style-name="P1"><text:span text:style-name="T1">w niej chcemy żyć wiarą</text:span></text:p>
            <text:p text:style-name="P1"><text:span text:style-name="T1">w miłości Twej. Amen!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7" draw:text-style-name="P5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slajdy" presentation:presentation-page-layout-name="AL1T0">
        <office:forms form:automatic-focus="false" form:apply-design-mode="false"/>
        <draw:frame presentation:style-name="pr1" draw:text-style-name="P6" draw:layer="layout" svg:width="27.998cm" svg:height="20.975cm" svg:x="0.096cm" svg:y="0.096cm" presentation:class="subtitle" presentation:user-transformed="true">
          <draw:text-box>
            <text:p text:style-name="P1"><text:span text:style-name="T1">Gdzie chrzest,</text:span></text:p>
            <text:p text:style-name="P1"><text:span text:style-name="T1">tam nadzieja,</text:span></text:p>
            <text:p text:style-name="P1"><text:span text:style-name="T1">tam droga zbawienia</text:span></text:p>
            <text:p text:style-name="P1"><text:span text:style-name="T1">przez wiarę, w miłości,</text:span></text:p>
            <text:p text:style-name="P1"><text:span text:style-name="T1">ku pełni radośc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8" draw:text-style-name="P5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1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 New Roman" fo:font-size="24pt" fo:language="en" fo:country="US" style:font-name-asian="Segoe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size="24.7000007629395pt" fo:language="zxx" fo:country="none" fo:font-style="italic" fo:font-weight="bold" style:language-asian="zxx" style:country-asian="none" style:font-size-complex="21.2000007629395pt"/>
    </style:style>
    <style:style style:name="Akordy" style:family="graphic">
      <style:paragraph-properties style:text-autospace="none"/>
      <style:text-properties fo:font-size="24.7000007629395pt" fo:language="zxx" fo:country="none" fo:font-weight="bold" style:language-asian="zxx" style:country-asian="none" style:font-size-complex="21.2000007629395pt"/>
    </style:style>
    <style:style style:name="footnote_20_text" style:display-name="footnote text" style:family="graphic">
      <style:paragraph-properties style:text-autospace="none"/>
      <style:text-properties fo:font-size="24.7000007629395pt" fo:language="zxx" fo:country="none" style:language-asian="zxx" style:country-asian="none" style:font-size-complex="21.2000007629395pt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 style:name="lyt-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 style:name="lyt-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slajdy-subtitle" style:family="presentation">
      <style:graphic-properties draw:stroke="none" draw:fill="none" draw:textarea-vertical-align="middle">
        <text:list-style style:name="lyt-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lyt-slajdy-title" style:family="presentation">
      <style:graphic-properties draw:stroke="none" draw:fill="none" draw:textarea-vertical-align="middle">
        <text:list-style style:name="lyt-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1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7.349cm" svg:height="5.511cm" svg:x="2.1cm" svg:y="6.079cm"/>
      <draw:page-thumbnail draw:layer="backgroundobjects" svg:width="7.349cm" svg:height="5.511cm" svg:x="11.55cm" svg:y="6.079cm"/>
      <draw:page-thumbnail draw:layer="backgroundobjects" svg:width="7.349cm" svg:height="5.511cm" svg:x="2.1cm" svg:y="18.107cm"/>
      <draw:page-thumbnail draw:layer="backgroundobjects" svg:width="7.349cm" svg:height="5.511cm" svg:x="11.55cm" svg:y="18.107cm"/>
    </style:handout-master>
    <style:master-page style:name="lyt-slajdy" style:page-layout-name="PM1" draw:style-name="Mdp1"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2.18cm" svg:x="1.4cm" svg:y="4.914cm" presentation:class="outline" presentation:placeholder="true" presentation:user-transformed="true">
        <draw:text-box/>
      </draw:frame>
      <draw:frame presentation:style-name="Mpr1" draw:text-style-name="MP1" draw:layer="backgroundobjects" svg:width="6.523cm" svg:height="1.448cm" svg:x="1.4cm" svg:y="19.131cm" presentation:class="date-time" presentation:user-transformed="tru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6cm" svg:y="19.131cm" presentation:class="footer" presentation:user-transformed="true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 presentation:user-transformed="true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yt-slajdy-title" draw:layer="backgroundobjects" svg:width="13.586cm" svg:height="11.136cm" svg:x="3.705cm" svg:y="2.256cm" presentation:class="page"/>
        <draw:frame presentation:style-name="lyt-slajdy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Mpr2" draw:text-style-name="MP1" draw:layer="backgroundobjects" svg:width="9.113cm" svg:height="1.484cm" svg:x="0cm" svg:y="0cm" presentation:class="header" presentation:user-transformed="true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13cm" svg:height="1.484cm" svg:x="11.886cm" svg:y="0cm" presentation:class="date-time" presentation:user-transformed="tru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 presentation:user-transformed="true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13cm" svg:height="1.484cm" svg:x="11.886cm" svg:y="28.215cm" presentation:class="page-number" presentation:user-transformed="true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initial-creator>Maciej Wojtowicz</meta:initial-creator>
    <meta:creation-date>2006-03-01T23:43:18</meta:creation-date>
    <dc:date>2016-04-04T23:17:23.002000000</dc:date>
    <dc:language>en-US</dc:language>
    <meta:editing-cycles>28</meta:editing-cycles>
    <meta:editing-duration>PT32M17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